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851d9" officeooo:paragraph-rsid="001851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kind of services we provide</text:p>
      <text:p text:style-name="Standard"/>
      <text:p text:style-name="P1">BioinfoCore provides whole genome analysis, RNA-seq analysis, MiRNA-seq analysis, Chip-seq analysis, Methyl-seq analysis, Metagenome analysis, and GWAS-analysis. </text:p>
      <text:p text:style-name="P1"/>
      <text:p text:style-name="P1">How we can make your research better</text:p>
      <text:p text:style-name="P1"/>
      <text:p text:style-name="P1">We provide a detailed analysis with high quality graphs and figures that can be correlate the biological relevance of your research data. From design consultation to ready for publication graphics we can </text:p>
      <text:p text:style-name="P1"/>
      <text:p text:style-name="P1"/>
      <text:p text:style-name="P1"/>
      <text:p text:style-name="P1">need 1 more question………..</text:p>
      <text:p text:style-name="P1"/>
      <text:p text:style-name="P1"/>
      <text:p text:style-name="P1"/>
      <text:p text:style-name="P1">Resources we have</text:p>
      <text:p text:style-name="P1"/>
      <text:p text:style-name="P1">BioinfoCore processes your data with the HPC cluster located at Utah State University. The Guru cluster can hold over 200TB of data and can use 200 CPU cores and 2TB of RAM to process your samples. BioinfoCore is able to access these next generation computing resources to help your project get to publication fast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47:06.453576919</meta:creation-date>
    <dc:date>2019-10-03T18:00:39.349275228</dc:date>
    <meta:editing-duration>PT32S</meta:editing-duration>
    <meta:editing-cycles>1</meta:editing-cycles>
    <meta:generator>LibreOffice/5.2.7.2$Linux_X86_64 LibreOffice_project/20m0$Build-2</meta:generator>
    <meta:document-statistic meta:table-count="0" meta:image-count="0" meta:object-count="0" meta:page-count="1" meta:paragraph-count="7" meta:word-count="123" meta:character-count="793" meta:non-whitespace-character-count="675"/>
  </office:meta>
</office:document-meta>
</file>